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100008D2E00004F60EC6A2804.svg" manifest:media-type=""/>
  <manifest:file-entry manifest:full-path="Pictures/2000000100008D2E00004F60669C9559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bstractGreen-subtitle">
      <style:graphic-properties draw:fill-color="#ffffff" draw:auto-grow-height="true" fo:min-height="15.284cm"/>
    </style:style>
    <style:style style:name="pr2" style:family="presentation" style:parent-style-name="AbstractGreen-notes">
      <style:graphic-properties draw:fill-color="#ffffff" draw:auto-grow-height="true" fo:min-height="12.572cm"/>
    </style:style>
    <style:style style:name="pr3" style:family="presentation" style:parent-style-name="LushGreen-title">
      <style:graphic-properties fo:min-height="2.195cm"/>
    </style:style>
    <style:style style:name="pr4" style:family="presentation" style:parent-style-name="LushGreen-outline1">
      <style:graphic-properties fo:min-height="11.93cm"/>
    </style:style>
    <style:style style:name="pr5" style:family="presentation" style:parent-style-name="LushGreen-notes">
      <style:graphic-properties draw:fill-color="#ffffff" draw:auto-grow-height="true" fo:min-height="12.572cm"/>
    </style:style>
    <style:style style:name="pr6" style:family="presentation" style:parent-style-name="LushGreen-notes">
      <style:graphic-properties draw:fill-color="#ffffff" fo:min-height="12.572cm"/>
    </style:style>
    <style:style style:name="P1" style:family="paragraph">
      <style:paragraph-properties fo:text-align="star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44pt" style:font-size-asian="36pt" style:font-size-complex="36pt"/>
    </style:style>
    <style:style style:name="T5" style:family="text">
      <style:text-properties fo:font-size="40pt" style:font-size-asian="32pt" style:font-size-complex="32pt"/>
    </style:style>
    <style:style style:name="T6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32">
        <draw:frame presentation:style-name="pr1" draw:layer="layout" svg:width="25.199cm" svg:height="15.284cm" svg:x="1.471cm" svg:y="2.75cm" presentation:class="subtitle" presentation:user-transformed="true">
          <draw:text-box>
            <text:p><text:span text:style-name="T1">Zarovnávanie sekvencií s použitím metód klasifikácie</text:span></text:p>
            <text:p/>
            <text:p/>
            <text:p>Bc. Michal Hozza</text:p>
            <text:p/>
            <text:p/>
            <text:p/>
            <text:p/>
            <text:p text:style-name="P1"><text:span text:style-name="T2">Školiteľ</text:span><text:span text:style-name="T3">: Mgr. Tomáš Vinař PhD.</text:span></text:p>
            <text:p text:style-name="P1"><text:span text:style-name="T2">Konzultant</text:span><text:span text:style-name="T3">: Mgr. Michal Nanási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draw:frame presentation:style-name="pr3" draw:layer="layout" svg:width="25.199cm" svg:height="2.195cm" svg:x="1.4cm" svg:y="0.836cm" presentation:class="title" presentation:user-transformed="true">
          <draw:text-box>
            <text:p>Cieľ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2">
              <text:list-item>
                <text:p>Cieľom práce je vytvoriť nové metóty na korekciu zarovnaní biologických <text:s text:c="5"/>sekvencií na základe prídavnej informácie.</text:p>
              </text:list-item>
              <text:list-item>
                <text:p><text:s/>Integrácia tejto informácie bude <text:s/>zabezpečená pomocou techník využívaných na klasifikáciu v strojovom učení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draw:frame presentation:style-name="pr3" draw:layer="layout" svg:width="25.199cm" svg:height="2.195cm" svg:x="1.4cm" svg:y="0.836cm" presentation:class="title">
          <draw:text-box>
            <text:p>Zarovnávanie sekvencií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2">
              <text:list-item>
                <text:p><text:span text:style-name="T4">Kľúčové problémy:</text:span></text:p>
                <text:list>
                  <text:list-item>
                    <text:p><text:span text:style-name="T4">Aké typy zarovnávania by sme mali uvažovať</text:span></text:p>
                  </text:list-item>
                  <text:list-item>
                    <text:p><text:span text:style-name="T4">Skórovací systém, ktorý použijeme na ohodnotenie zarovnania a trénovanie</text:span></text:p>
                  </text:list-item>
                  <text:list-item>
                    <text:p><text:span text:style-name="T4">Algoritmus, ktorý použijeme na hľadanie optimálneho alebo dobrého zarovnania podľa skórovacieho systému</text:span></text:p>
                  </text:list-item>
                  <text:list-item>
                    <text:p><text:span text:style-name="T4">Štatistická významnosť zarovnani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draw:frame presentation:style-name="pr3" draw:layer="layout" svg:width="25.199cm" svg:height="2.195cm" svg:x="1.4cm" svg:y="0.836cm" presentation:class="title" presentation:user-transformed="true">
          <draw:text-box>
            <text:p><text:span text:style-name="T5">Generatívny vs. diskriminačný model</text:span>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2">
              <text:list-item>
                <text:p>Generatívny:</text:p>
                <text:list>
                  <text:list-item>
                    <text:p>sa snaží modelovať proces, ktorý generuje dáta ako pravdepodobnosť P (X, Y, Z)</text:p>
                  </text:list-item>
                  <text:list-item>
                    <text:p>rozložíme ju pomocou nezávislých predpokladov na procese →<text:tab/> obmedzujúce</text:p>
                  </text:list-item>
                </text:list>
              </text:list-item>
              <text:list-item>
                <text:p>Diskriminačný</text:p>
                <text:list>
                  <text:list-item>
                    <text:p>priamo odhaduje P(Z|X,Y) alebo prislúchajúcu diskriminačnú funkciu, a preto sa zamerá na podstatnú časť problému odhadu</text:p>
                  </text:list-item>
                  <text:list-item>
                    <text:p>Nepotrebuje nezávislosť → silnejši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draw:frame presentation:style-name="pr3" draw:layer="layout" svg:width="25.199cm" svg:height="2.195cm" svg:x="1.4cm" svg:y="0.836cm" presentation:class="title">
          <draw:text-box>
            <text:p>Existujúce riešenia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2">
              <text:list-item>
                <text:p>Problém inverzného zarovnania</text:p>
              </text:list-item>
              <text:list-item>
                <text:p>Support vector training of protein alignment models</text:p>
                <text:list>
                  <text:list-item>
                    <text:p>Support Vector Machine (SVM)</text:p>
                  </text:list-item>
                  <text:list-item>
                    <text:p>Umožňuje trénovať pomocou rôznych účelových funkcií</text:p>
                  </text:list-item>
                </text:list>
              </text:list-item>
              <text:list-item>
                <text:p>Contralign: Discriminative training for protein sequence alignment.</text:p>
                <text:list>
                  <text:list-item>
                    <text:p>Conditional Rnadom Fields (CRF)</text:p>
                  </text:list-item>
                  <text:list-item>
                    <text:p>Neumožnuje trénovať pomocou rôznych účových funkcií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draw:frame presentation:style-name="pr3" draw:layer="layout" svg:width="25.199cm" svg:height="2.195cm" svg:x="1.4cm" svg:y="0.836cm" presentation:class="title" presentation:user-transformed="true">
          <draw:text-box>
            <text:p>Odlišnosti nášho riešenia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2">
              <text:list-item>
                <text:p>Rôzne metódy trénovania</text:p>
              </text:list-item>
              <text:list-item>
                <text:p><text:span text:style-name="T6">Možnosť učenia bez učiteľa</text:span></text:p>
              </text:list-item>
              <text:list-item>
                <text:p>Iný klasifikátor (možno viac rôznych klasifikátorov, pípadne abstrakcia od klasifikátora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draw:frame presentation:style-name="pr3" draw:layer="layout" svg:width="25.199cm" svg:height="2.195cm" svg:x="1.4cm" svg:y="0.836cm" presentation:class="title">
          <draw:text-box>
            <text:p>Random Forest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2">
              <text:list-item>
                <text:p>Klasifikátor</text:p>
              </text:list-item>
              <text:list-item>
                <text:p>Zložený z klasifikačných (rozhodovacích) stromov, ktoré hlasujú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draw:frame presentation:style-name="pr3" draw:layer="layout" svg:width="25.199cm" svg:height="2.195cm" svg:x="1.4cm" svg:y="0.836cm" presentation:class="title">
          <draw:text-box>
            <text:p>Simulátor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2">
              <text:list-item>
                <text:p>Program, ktorý simuluje evolúciu</text:p>
              </text:list-item>
              <text:list-item>
                <text:p>Model určený na prvotné experimenty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fo:font-family="'Liberation Sans'" style:font-family-generic="roman" style:font-pitch="variable" fo:font-size="42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51.9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fo:font-family="'Liberation Sans'" style:font-family-generic="roman" style:font-pitch="variable" fo:font-size="46.2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56.0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8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2000000100008D2E00004F60669C9559.svg" xlink:type="simple" xlink:show="embed" xlink:actuate="onLoad">
          <text:p/>
        </draw:image>
      </draw:frame>
      <draw:frame presentation:style-name="LushGreen-title" draw:layer="backgroundobjects" svg:width="25.199cm" svg:height="2.195cm" svg:x="1.4cm" svg:y="0.836cm" presentation:class="title" presentation:placeholder="true">
        <draw:text-box/>
      </draw:frame>
      <draw:frame presentation:style-name="LushGreen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5.265cm" svg:height="10.476cm" svg:x="3.161cm" svg:y="2.123cm" presentation:class="page"/>
        <draw:frame presentation:style-name="LushGree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21cm" svg:x="0cm" svg:y="0cm">
        <draw:image xlink:href="Pictures/2000000100008D2E00004F60EC6A2804.svg" xlink:type="simple" xlink:show="embed" xlink:actuate="onLoad">
          <text:p/>
        </draw:image>
      </draw:frame>
      <draw:frame presentation:style-name="AbstractGreen-title" draw:layer="backgroundobjects" svg:width="25.199cm" svg:height="3.505cm" svg:x="1.4cm" svg:y="0.837cm" presentation:class="title" presentation:placeholder="true">
        <draw:text-box/>
      </draw:frame>
      <draw:frame presentation:style-name="AbstractGreen-outline1" draw:layer="backgroundobjects" svg:width="25.199cm" svg:height="12.18cm" svg:x="1.4cm" svg:y="4.913cm" presentation:class="outline" presentation:placeholder="true">
        <draw:text-box/>
      </draw:frame>
      <draw:frame presentation:style-name="Mpr7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0.001cm" svg:height="0.001cm" svg:x="0cm" svg:y="2.123cm" presentation:class="page"/>
        <draw:frame presentation:style-name="AbstractGreen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al Hozza</meta:initial-creator>
    <meta:creation-date>2013-01-14T22:56:54</meta:creation-date>
    <dc:date>2013-01-14T23:33:46</dc:date>
    <dc:creator>Michal Hozza</dc:creator>
    <meta:editing-duration>PT22M8S</meta:editing-duration>
    <meta:editing-cycles>2</meta:editing-cycles>
    <meta:generator>LibreOffice/3.6$Linux_X86_64 LibreOffice_project/360m1$Build-2</meta:generator>
    <meta:document-statistic meta:object-count="76"/>
  </office:meta>
</office:document-meta>
</file>